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357634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fabee" officeooo:paragraph-rsid="001fabee"/>
    </style:style>
    <style:style style:name="P9" style:family="paragraph" style:parent-style-name="Table_20_Contents">
      <style:paragraph-properties fo:text-align="start" style:justify-single-word="false"/>
      <style:text-properties officeooo:rsid="001fabee" officeooo:paragraph-rsid="001fabee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abee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3">30</text:span>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2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">#include &lt;stdio.h&gt;<text:line-break/>#include &lt;sys/types.h&gt;<text:line-break/>#include &lt;sys/stat.h&gt;<text:line-break/>#include &lt;fcntl.h&gt;<text:line-break/>#include &lt;stdlib.h&gt;<text:line-break/>#include &lt;time.h&gt;<text:line-break/>#include &lt;signal.h&gt;<text:line-break/>#include &lt;errno.h&gt;<text:line-break/>#include &lt;unistd.h&gt;<text:line-break/><text:line-break/>int pid, estado;<text:line-break/><text:line-break/>static void manejador (int sig){<text:line-break/><text:tab/><text:line-break/><text:tab/>pid = wait(NULL);<text:line-break/>}<text:line-break/><text:line-break/>int main (int argc, char *argv[]){<text:line-break/><text:tab/>if (argc != 2){<text:line-break/><text:tab/><text:tab/>perror("Debe especificar el nombre del fifo y ejecutarlo en segundo plano \"&amp;\"\n");<text:line-break/><text:tab/><text:tab/>exit(-1);<text:line-break/><text:tab/>}<text:line-break/><text:tab/><text:line-break/><text:tab/>char nombreFIFOe[50], nombreFIFOs[50], nombreProxy[50];<text:line-break/><text:tab/>int fde, fds, fdBloq, pidcliente, fdProxy;<text:line-break/><text:tab/>pid_t pidProxy;<text:line-break/><text:tab/>// Manejamos la señal<text:line-break/><text:tab/>signal(SIGCHLD, manejador);<text:line-break/><text:tab/>// Establecemos el nombre de los FIFOS<text:line-break/><text:tab/>sprintf(nombreFIFOe, "%se", argv[1]);<text:line-break/><text:tab/>sprintf(nombreFIFOs, "%ss", argv[1]);<text:line-break/><text:tab/>// Establecemos la máscara a cero.<text:line-break/><text:tab/>umask(0);<text:line-break/><text:tab/>// Creamos los FIFOS.<text:line-break/><text:tab/>mknod(nombreFIFOe, S_IFIFO|S_IRWXU,0);<text:line-break/><text:tab/>mknod(nombreFIFOs, S_IFIFO|S_IRWXU,0);<text:line-break/><text:tab/>// Abrimos los FIFOS.<text:line-break/><text:tab/>if ((fde=open(nombreFIFOe, O_RDWR))&lt;0){<text:line-break/><text:tab/><text:tab/>perror("No se ha podido abrir el fifo de entrada.\n");<text:line-break/><text:tab/><text:tab/>exit(-1);<text:line-break/><text:tab/>}<text:line-break/><text:tab/>if ((fds=open(nombreFIFOs, O_RDWR))&lt;0){<text:line-break/><text:tab/><text:tab/>perror("No se ha podido abrir el fifo de salida.\n");<text:line-break/><text:tab/><text:tab/>exit(-1);<text:line-break/><text:tab/>}<text:line-break/><text:tab/><text:line-break/><text:tab/>// Creamos el archivo de bloqueo<text:line-break/><text:tab/>if ((fdBloq = open("archivoBloq", O_CREAT, S_IRWXU))&lt;0){<text:line-break/><text:tab/><text:tab/>perror("Servidor: No se ha podido crear el archivo de bloqueo.\n");<text:line-break/><text:tab/><text:tab/>exit(-1);<text:line-break/><text:tab/>}<text:line-break/><text:soft-page-break/><text:tab/><text:line-break/><text:tab/>// Mientras se lea del fifo de entrada.<text:line-break/><text:tab/>while (read(fde, &amp;pidcliente, sizeof(int))!=0){<text:line-break/><text:tab/><text:tab/>pid = fork();<text:line-break/><text:tab/><text:tab/>if (pid==0){<text:tab/>// Si es el proceso hijo.<text:line-break/><text:tab/><text:tab/><text:tab/>// obtenemos su pid<text:line-break/><text:tab/><text:tab/><text:tab/>pidProxy = getpid();<text:line-break/><text:tab/><text:tab/><text:tab/>// Creamos la cadena del nombre del fifo del Proxy<text:line-break/><text:tab/><text:tab/><text:tab/>sprintf(nombreProxy, "fifo.%d", pidProxy);<text:line-break/><text:tab/><text:tab/><text:tab/>// Creamos el archivo fifo.<text:line-break/><text:tab/><text:tab/><text:tab/>mkfifo(nombreProxy, 0666);<text:line-break/><text:tab/><text:tab/><text:tab/>// Escribimos en el FIFOs el pid del proceso hijo<text:line-break/><text:tab/><text:tab/><text:tab/>if (write(fds, &amp;pidProxy, sizeof(int))&lt;0){<text:line-break/><text:tab/><text:tab/><text:tab/><text:tab/>perror("No se ha podido escribir el PID del proxy en el FIFOs.\n");<text:line-break/><text:tab/><text:tab/><text:tab/><text:tab/>exit(-1);<text:line-break/><text:tab/><text:tab/><text:tab/>}<text:line-break/><text:tab/><text:tab/><text:tab/>// Abrimos el FIFO en solo lectura.<text:line-break/><text:tab/><text:tab/><text:tab/>if ((fdProxy = open(nombreProxy, O_RDONLY))&lt;0){<text:line-break/><text:tab/><text:tab/><text:tab/><text:tab/>perror("No se ha podido abrir el FIFO para el proxy.\n");<text:line-break/><text:tab/><text:tab/><text:tab/><text:tab/>exit(-1);<text:line-break/><text:tab/><text:tab/><text:tab/>}<text:line-break/><text:tab/><text:tab/><text:tab/>// Redirigimos la entrada estándar al archivo fifo<text:line-break/><text:tab/><text:tab/><text:tab/>dup2(fdProxy, STDIN_FILENO);<text:line-break/><text:tab/><text:tab/><text:tab/>// Ejecutamos el proxy<text:line-break/><text:tab/><text:tab/><text:tab/>execlp("./proxy","proxy", NULL);<text:line-break/><text:tab/><text:tab/><text:tab/><text:line-break/><text:tab/><text:tab/><text:tab/>exit(0);<text:line-break/><text:tab/><text:tab/>}<text:line-break/><text:tab/>}<text:line-break/><text:tab/>// Borramos los archivos FIFOS.<text:line-break/><text:tab/>unlink (nombreFIFOe);<text:line-break/><text:tab/>unlink (nombreFIFOs);<text:line-break/><text:tab/>unlink ("archivoBloq");<text:line-break/>}</text:p>
          </table:table-cell>
        </table:table-row>
      </table:table>
      <text:p text:style-name="Standard"/>
      <text:p text:style-name="Standard">El código de mi programa <text:span text:style-name="T2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#include &lt;stdio.h&gt;<text:line-break/>#include &lt;sys/types.h&gt;<text:line-break/>#include &lt;sys/stat.h&gt;<text:line-break/>#include &lt;fcntl.h&gt;<text:line-break/>#include &lt;stdlib.h&gt;<text:line-break/>#include &lt;time.h&gt;<text:line-break/>#include &lt;signal.h&gt;<text:line-break/>#include &lt;errno.h&gt;<text:line-break/>#include &lt;unistd.h&gt;<text:line-break/><text:line-break/>int main (int argc, char * argv[]){<text:line-break/><text:tab/><text:line-break/><text:tab/>int pid = getpid(), leidos, fdBloqueo;<text:line-break/><text:tab/>char buffer[1024], nombreFIFO[50];<text:line-break/><text:tab/>FILE *tmp = tmpfile();<text:line-break/><text:tab/>struct flock cerrojo;<text:line-break/><text:soft-page-break/><text:tab/><text:line-break/>//<text:tab/> Mientras haya datos en el FIFO estamos leyendo<text:line-break/><text:tab/>while ((leidos = read(STDIN_FILENO, buffer, 1024))!=0){<text:line-break/><text:tab/><text:tab/>fwrite(buffer, sizeof(char), leidos, tmp);<text:line-break/><text:tab/>}<text:line-break/><text:tab/><text:line-break/>//<text:tab/>Empezamos a establecer el bloqueo la salida en pantalla<text:line-break/><text:tab/><text:line-break/>// <text:tab/>Abrimos el archivo de bloqueo.<text:line-break/><text:tab/>if ((fdBloqueo = open("archivoBloq", O_RDWR))&lt;0){<text:line-break/><text:tab/><text:tab/>perror("Proxy: No se ha podido abrir el archivo de bloqueo\n");<text:line-break/><text:tab/><text:tab/>exit(-1);<text:line-break/><text:tab/>}<text:line-break/><text:tab/><text:line-break/><text:tab/>sleep(5);<text:line-break/><text:tab/><text:line-break/><text:tab/>// Establecemos los atributos de la estructura para realizar el bloqueo del fichero.<text:line-break/><text:tab/>cerrojo.l_type = F_WRLCK;<text:tab/><text:tab/>// Bloqueo para escritura.<text:line-break/><text:tab/>cerrojo.l_whence = SEEK_SET;<text:tab/>// Establecemos el bloqueo al inicio del fichero.<text:line-break/><text:tab/>cerrojo.l_start = 0;<text:tab/><text:tab/><text:tab/>// El bloqueo empieza en la posición inicial del fichero<text:line-break/><text:tab/>cerrojo.l_len = 0;<text:tab/><text:tab/><text:tab/><text:tab/>// El bloqueo es para todo el fichero (hasta el final)<text:line-break/><text:tab/><text:line-break/><text:tab/>// Si está bloqueado esperamos hasta que se desbloquee.<text:line-break/><text:tab/>if (fcntl(fdBloqueo, F_SETLKW, &amp;cerrojo)&lt;0){<text:line-break/><text:tab/><text:tab/>perror ("Proxy: No se pudo bloquear la impresion.\n");<text:line-break/><text:tab/><text:tab/>exit(1);<text:line-break/><text:tab/>}<text:line-break/><text:tab/>// Ya tenemos la exclusión mutua para la pantalla.<text:line-break/><text:tab/><text:line-break/><text:tab/>while (!feof(tmp)){<text:line-break/><text:tab/><text:tab/>// Leemos del fichero temporal.<text:line-break/><text:tab/><text:tab/>if ((leidos=fread(buffer, sizeof(char), 1024, tmp))&lt;0){<text:line-break/><text:tab/><text:tab/><text:tab/>perror ("No se ha podido leer del fichero temporal.\n");<text:line-break/><text:tab/><text:tab/><text:tab/>exit(-1);<text:line-break/><text:tab/><text:tab/>}<text:line-break/><text:tab/><text:tab/><text:line-break/><text:tab/><text:tab/>// Escribimos en salida estándar<text:line-break/><text:tab/><text:tab/>if (write(STDOUT_FILENO, buffer, 1024)&lt;0){<text:line-break/><text:tab/><text:tab/><text:tab/>perror("No se ha podido escribir por salida estandar\n");<text:line-break/><text:tab/><text:tab/><text:tab/>exit(-1);<text:line-break/><text:tab/><text:tab/>}<text:line-break/><text:tab/>}<text:line-break/><text:tab/><text:line-break/><text:tab/>// Desbloqueamos de nuevo el archivo.<text:line-break/><text:tab/>cerrojo.l_type = F_UNLCK;<text:line-break/><text:tab/>if (fcntl(fdBloqueo, F_SETLKW, &amp;cerrojo)&lt;0){<text:line-break/><text:tab/><text:tab/>perror ("Proxy: No se pudo desbloquear la impresion.\n");<text:line-break/><text:tab/><text:tab/>exit(1);<text:line-break/><text:tab/>}<text:line-break/><text:tab/><text:line-break/><text:tab/>// Eliminamos el fifo del hijo.<text:line-break/><text:tab/>sprintf(nombreFIFO, "fifo.%d", getpid());<text:line-break/><text:tab/>unlink(nombreFIFO);<text:line-break/><text:soft-page-break/><text:tab/>exit(0);<text:line-break/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Windows_x86 LibreOffice_project/958349dc3b25111dbca392fbc281a05559ef6848</meta:generator>
    <meta:creation-date>2011-10-05T09:46:35</meta:creation-date>
    <dc:date>2015-01-22T11:45:14.445000000</dc:date>
    <meta:print-date>2011-10-06T10:39:21</meta:print-date>
    <meta:editing-cycles>187</meta:editing-cycles>
    <meta:editing-duration>PT21H54M48S</meta:editing-duration>
    <meta:document-statistic meta:table-count="8" meta:image-count="1" meta:object-count="0" meta:page-count="5" meta:paragraph-count="17" meta:word-count="696" meta:character-count="5138" meta:non-whitespace-character-count="4213"/>
    <meta:user-defined meta:name="Información 1"/>
    <meta:user-defined meta:name="Información 2"/>
    <meta:user-defined meta:name="Información 3"/>
    <meta:user-defined meta:name="Información 4"/>
  </office:meta>
</office:document-meta>
</file>